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Een class is een blauwdruk, deze kun je gebruiken om objecten mee te maken volgens et blauwdruk. Hiervoor staat er vaak een constructor in de class om bij het aanmaken van een object informatie mee te geven aan de fields in het object.<text:s/>Fields bevatten alle variabelen van een object en kunnen in methods worden opgevraagd en worden aangepast. Een method is een functie die aan een class is gebonden. Een subclass kan worden gemaakt van een super class. Deze subclass neemt de methodes van de super class over en kan deze ook gebruiken en hetzelfde met de fields. Als je een abstracte method in de superclass hebt word die class abstract en moet je die method overschrijden in de subcla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ars Kalishoek</meta:initial-creator>
    <dc:creator>Lukas van Hulst</dc:creator>
    <meta:creation-date>2023-05-15T07:30:00Z</meta:creation-date>
    <dc:date>2023-06-07T12:02:00Z</dc:date>
    <meta:template xlink:href="Normal" xlink:type="simple"/>
    <meta:editing-cycles>5</meta:editing-cycles>
    <meta:editing-duration>PT7560S</meta:editing-duration>
    <meta:document-statistic meta:page-count="1" meta:paragraph-count="1" meta:word-count="106" meta:character-count="688" meta:row-count="4" meta:non-whitespace-character-count="583"/>
  </office:meta>
</office:document-meta>
</file>